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2pt" fo:font-weight="bold" officeooo:rsid="0003e63a" officeooo:paragraph-rsid="0003e63a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2pt" fo:font-weight="bold" officeooo:rsid="0003e63a" officeooo:paragraph-rsid="0003e63a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2pt" fo:font-weight="normal" officeooo:rsid="0003e63a" officeooo:paragraph-rsid="0003e63a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2pt" fo:font-weight="normal" officeooo:rsid="0005e591" officeooo:paragraph-rsid="0005e591" style:font-size-asian="12pt" style:font-weight-asian="normal" style:font-size-complex="12pt" style:font-weight-complex="normal"/>
    </style:style>
    <style:style style:name="T1" style:family="text">
      <style:text-properties officeooo:rsid="0003e63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e63a" style:font-weight-asian="normal" style:font-weight-complex="normal"/>
    </style:style>
    <style:style style:name="T4" style:family="text">
      <style:text-properties officeooo:rsid="0005e5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61 </text:span><text:span text:style-name="T3">– </text:span><text:span text:style-name="T2">EDITOR DE TEXTOS VI 02 - MOVIMENTAÇÃO PELA TELA E SUBSTITUIÇÃO DE CARACTERES</text:span></text:h>
      <text:p text:style-name="P2">*** <text:span text:style-name="T1">ALGUNS COMANDOS </text:span>***</text:p>
      <text:p text:style-name="P5">h <text:tab/>Move o cursor um caractere à esquerda. (4h move 4 caracteres)</text:p>
      <text:p text:style-name="P5">j<text:tab/>Move o cursor uma linha abaixo</text:p>
      <text:p text:style-name="P5">k<text:tab/>Move o cursor uma linha acima</text:p>
      <text:p text:style-name="P5">l<text:tab/>Move o cursor um caractere à direita</text:p>
      <text:p text:style-name="P3">TECLA H J K L</text:p>
      <text:p text:style-name="P4"><text:span text:style-name="T2">r <text:tab/>Substitui um caracteres sob o cursor por outro digitado na sequência. Você pode especificar um número de caracteres a serem substituídos na sequência pelo mesmo caractere repetido: 3r e na sequência a letra s, 3 caracteres serão substituídos por sss</text:span> </text:p>
      <text:p text:style-name="P3">*** <text:span text:style-name="T4">ALGUNS COMANDOS </text:span>***</text:p>
      <text:p text:style-name="P6">w <text:tab/>Move o cursor uma palavra para frente </text:p>
      <text:p text:style-name="P6">b <text:tab/>Move o cursor uma palavra para trás</text:p>
      <text:p text:style-name="P6">H<text:tab/>Move o cursor para o alto da tela</text:p>
      <text:p text:style-name="P6">L<text:tab/>Move o cursor para o final da tela</text:p>
      <text:p text:style-name="P6">G<text:tab/>Move o cursor para o final do arquivo </text:p>
      <text:p text:style-name="P6">xG<text:tab/>Move o cursor para a linha de número x</text:p>
      <text:p text:style-name="P6">1G<text:tab/>Move o cursor para o início do arquivo (linha 1)</text:p>
      <text:p text:style-name="P6">0 (zero) ou tecla home Move o cursos para o início da linha atual</text:p>
      <text:p text:style-name="P6">^<text:tab/>Move o cursor para o primeiro caractere não-espaço ou tab da linha</text:p>
      <text:p text:style-name="P6">$ <text:tab/>Ou tecla end Move o cursor para o final da linha atual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2T15:07:37.185515438</meta:creation-date>
    <dc:date>2020-05-02T15:32:48.728830670</dc:date>
    <meta:editing-duration>PT14M40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19" meta:word-count="206" meta:character-count="1030" meta:non-whitespace-character-count="834"/>
  </office:meta>
</office:document-meta>
</file>